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85ab" officeooo:paragraph-rsid="001731b4"/>
    </style:style>
    <style:style style:name="P2" style:family="paragraph" style:parent-style-name="Standard">
      <style:text-properties officeooo:paragraph-rsid="001731b4"/>
    </style:style>
    <style:style style:name="T1" style:family="text">
      <style:text-properties officeooo:rsid="001642ce"/>
    </style:style>
    <style:style style:name="T2" style:family="text">
      <style:text-properties officeooo:rsid="00166436"/>
    </style:style>
    <style:style style:name="T3" style:family="text">
      <style:text-properties officeooo:rsid="001185ab"/>
    </style:style>
    <style:style style:name="T4" style:family="text">
      <style:text-properties officeooo:rsid="00133166"/>
    </style:style>
    <style:style style:name="T5" style:family="text">
      <style:text-properties officeooo:rsid="0013df48"/>
    </style:style>
    <style:style style:name="T6" style:family="text">
      <style:text-properties officeooo:rsid="00147d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fact WHERE Exam_id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exam WHERE `type_id` = 1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Supervision_id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supervision WHERE `dept_name` ="Computer Science"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Time_key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Time_key` from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time</text:span></text:a><text:span text:style-name="Source_20_Text"> WHERE `Quater` = 'Q2') </text:span></text:p>
      <text:p text:style-name="P2"/>
      <text:p text:style-name="P1">10</text:p>
      <text:p text:style-name="P1"/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fact WHERE Exam_id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exam WHERE `type_id` = 1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Supervision_id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supervision WHERE `dept_name` ="Computer Science"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Time_key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Time_key` from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time</text:span></text:a><text:span text:style-name="Source_20_Text"> WHERE `Quater` = 'Q3') </text:span></text:p>
      <text:p text:style-name="P1"/>
      <text:p text:style-name="P1">7</text:p>
      <text:p text:style-name="P1"/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fact WHERE Exam_id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exam WHERE `type_id` = 1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Supervision_id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supervision WHERE `dept_name` ="Computer Science"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Time_key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Time_key` from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time</text:span></text:a><text:span text:style-name="Source_20_Text"> WHERE `Quater` = 'Q</text:span><text:span text:style-name="Source_20_Text"><text:span text:style-name="T2">4</text:span></text:span><text:span text:style-name="Source_20_Text">') </text:span></text:p>
      <text:p text:style-name="P1"><text:span text:style-name="Source_20_Text"/></text:p>
      <text:p text:style-name="P2"><text:span text:style-name="Source_20_Text"><text:span text:style-name="T3">6</text:span></text:span></text:p>
      <text:p text:style-name="P2"><text:span text:style-name="Source_20_Text"/></text:p>
      <text:p text:style-name="P2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3">SELECT</text:span></text:span></text:a><text:span text:style-name="Source_20_Text"><text:span text:style-name="T3"> </text:span>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<text:span text:style-name="T3">Count</text:span></text:span></text:a><text:span text:style-name="Source_20_Text"><text:span text:style-name="T3">(*) from fact WHERE Exam_id </text:span>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<text:span text:style-name="T3">IN</text:span></text:span></text:a><text:span text:style-name="Source_20_Text"><text:span text:style-name="T3"> (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3">SELECT</text:span></text:span></text:a><text:span text:style-name="Source_20_Text"><text:span text:style-name="T3"> `id` from exam </text:span></text:span></text:p>
      <text:p text:style-name="P1"><text:span text:style-name="Source_20_Text">WHERE `type_id` = 1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Supervision_id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supervision WHERE `dept_name` ="Computer Science"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Time_key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Time_key` from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time</text:span></text:a><text:span text:style-name="Source_20_Text"> WHERE `Quater` = 'Q1') </text:span></text:p>
      <text:p text:style-name="P1"><text:span text:style-name="Source_20_Text"/></text:p>
      <text:p text:style-name="P1"><text:span text:style-name="Source_20_Text">6</text:span></text:p>
      <text:p text:style-name="P1"><text:span text:style-name="Source_20_Text"/></text:p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fact WHERE Exam_id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exam WHERE `type_id` = 2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Supervision_id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supervision WHERE `dept_name` ="Computer Science"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Time_key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Time_key` from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time</text:span></text:a><text:span text:style-name="Source_20_Text"> WHERE `Quater` = 'Q2') </text:span></text:p>
      <text:p text:style-name="P1"><text:span text:style-name="Source_20_Text"/></text:p>
      <text:p text:style-name="P1"><text:span text:style-name="Source_20_Text"><text:span text:style-name="T4">7</text:span></text:span></text:p>
      <text:p text:style-name="P1"><text:span text:style-name="Source_20_Text"/></text:p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fact WHERE Exam_id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exam WHERE `type_id` = 2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Supervision_id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supervision WHERE `dept_name` ="Computer Science"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Time_key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Time_key` from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time</text:span></text:a><text:span text:style-name="Source_20_Text"> WHERE `Quater` = 'Q3') </text:span></text:p>
      <text:p text:style-name="P1"><text:span text:style-name="Source_20_Text"/></text:p>
      <text:p text:style-name="P1"><text:span text:style-name="Source_20_Text"><text:span text:style-name="T4">4</text:span></text:span></text:p>
      <text:p text:style-name="P1"><text:span text:style-name="Source_20_Text"/></text:p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fact WHERE Exam_id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exam WHERE `type_id` = 2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Supervision_id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supervision WHERE `dept_name` ="Computer Science"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Time_key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Time_key` from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time</text:span></text:a><text:span text:style-name="Source_20_Text"> WHERE `Quater` = 'Q1') </text:span></text:p>
      <text:p text:style-name="P1"><text:span text:style-name="Source_20_Text"/></text:p>
      <text:p text:style-name="P1"><text:span text:style-name="Source_20_Text"><text:span text:style-name="T5">4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oft-page-break/><text:span text:style-name="Source_20_Text"/></text:p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fact WHERE Exam_id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exam WHERE `type_id` = 2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Supervision_id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supervision WHERE `dept_name` ="Computer Science"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Time_key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Time_key` from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time</text:span></text:a><text:span text:style-name="Source_20_Text"> WHERE `Quater` = 'Q4') </text:span></text:p>
      <text:p text:style-name="P1"><text:span text:style-name="Source_20_Text"/></text:p>
      <text:p text:style-name="P1"><text:span text:style-name="Source_20_Text"><text:span text:style-name="T5">3</text:span></text:span></text:p>
      <text:p text:style-name="P1"><text:span text:style-name="Source_20_Text"/></text:p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fact WHERE Exam_id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exam WHERE `type_id` = 3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Supervision_id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supervision WHERE `dept_name` ="Computer Science"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Time_key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Time_key` from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time</text:span></text:a><text:span text:style-name="Source_20_Text"> WHERE `Quater` = 'Q1') </text:span></text:p>
      <text:p text:style-name="P1"><text:span text:style-name="Source_20_Text"/></text:p>
      <text:p text:style-name="P1"><text:span text:style-name="Source_20_Text"><text:span text:style-name="T6">2</text:span></text:span></text:p>
      <text:p text:style-name="P1"><text:span text:style-name="Source_20_Text"/></text:p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fact WHERE Exam_id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exam WHERE `type_id` = 3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Supervision_id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supervision WHERE `dept_name` ="Computer Science"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Time_key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Time_key` from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time</text:span></text:a><text:span text:style-name="Source_20_Text"> WHERE `Quater` = 'Q2') </text:span></text:p>
      <text:p text:style-name="P1"><text:span text:style-name="Source_20_Text"/></text:p>
      <text:p text:style-name="P1"><text:span text:style-name="Source_20_Text"><text:span text:style-name="T6">2</text:span></text:span></text:p>
      <text:p text:style-name="P1"><text:span text:style-name="Source_20_Text"/></text:p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fact WHERE Exam_id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exam WHERE `type_id` = 3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Supervision_id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supervision WHERE `dept_name` ="Computer Science"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Time_key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Time_key` from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time</text:span></text:a><text:span text:style-name="Source_20_Text"> WHERE `Quater` = 'Q3') </text:span></text:p>
      <text:p text:style-name="P1"><text:span text:style-name="Source_20_Text"/></text:p>
      <text:p text:style-name="P1"><text:span text:style-name="Source_20_Text"><text:span text:style-name="T6">2</text:span></text:span></text:p>
      <text:p text:style-name="P1"><text:span text:style-name="Source_20_Text"/></text:p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fact WHERE Exam_id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exam WHERE `type_id` = 3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Supervision_id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supervision WHERE `dept_name` ="Computer Science"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Time_key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Time_key` from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time</text:span></text:a><text:span text:style-name="Source_20_Text"> WHERE `Quater` = 'Q4') </text:span></text:p>
      <text:p text:style-name="P1"><text:span text:style-name="Source_20_Text"/></text:p>
      <text:p text:style-name="P1"><text:span text:style-name="Source_20_Text"><text:span text:style-name="T6">2</text:span></text:span></text:p>
      <text:p text:style-name="P1"><text:span text:style-name="Source_20_Text"/></text:p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fact WHERE Exam_id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exam WHERE `type_id` = 4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Supervision_id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supervision WHERE `dept_name` ="Computer Science"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Time_key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Time_key` from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time</text:span></text:a><text:span text:style-name="Source_20_Text"> WHERE `Quater` = 'Q1') </text:span></text:p>
      <text:p text:style-name="P1"><text:span text:style-name="Source_20_Text"/></text:p>
      <text:p text:style-name="P1"><text:span text:style-name="Source_20_Text"><text:span text:style-name="T1">3</text:span></text:span></text:p>
      <text:p text:style-name="P1"><text:span text:style-name="Source_20_Text"/></text:p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fact WHERE Exam_id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exam WHERE `type_id` = 4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Supervision_id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supervision WHERE `dept_name` ="Computer Science"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Time_key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Time_key` from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time</text:span></text:a><text:span text:style-name="Source_20_Text"> WHERE `Quater` = 'Q2') </text:span></text:p>
      <text:p text:style-name="P1"><text:span text:style-name="Source_20_Text"/></text:p>
      <text:p text:style-name="P1"><text:span text:style-name="Source_20_Text"><text:span text:style-name="T1">3</text:span></text:span></text:p>
      <text:p text:style-name="P1"><text:span text:style-name="Source_20_Text"/></text:p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/></text:a></text:p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/></text:a></text:p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/></text:a></text:p>
      <text:p text:style-name="P1"><text:soft-page-break/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/></text:a></text:p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fact WHERE Exam_id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exam WHERE `type_id` = 4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Supervision_id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supervision WHERE `dept_name` ="Computer Science"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Time_key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Time_key` from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time</text:span></text:a><text:span text:style-name="Source_20_Text"> WHERE `Quater` = 'Q3') </text:span></text:p>
      <text:p text:style-name="P1"><text:span text:style-name="Source_20_Text"/></text:p>
      <text:p text:style-name="P1"><text:span text:style-name="Source_20_Text"><text:span text:style-name="T1">3</text:span></text:span></text:p>
      <text:p text:style-name="P1"><text:span text:style-name="Source_20_Text"/></text:p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fact WHERE Exam_id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exam WHERE `type_id` = 4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Supervision_id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id` from supervision WHERE `dept_name` ="Computer Science")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Time_key` </text:span><text:a xlink:type="simple" xlink:href="http://localhost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IN</text:span></text:a><text:span text:style-name="Source_20_Text"> (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Time_key` from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time</text:span></text:a><text:span text:style-name="Source_20_Text"> WHERE `Quater` = 'Q4') </text:span></text:p>
      <text:p text:style-name="P1"><text:span text:style-name="Source_20_Text"/></text:p>
      <text:p text:style-name="P1"><text:span text:style-name="Source_20_Text"><text:span text:style-name="T1">3</text:span></text:span></text:p>
      <text:p text:style-name="P1"><text:span text:style-name="Source_20_Text"/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3T01:49:37.520711607</meta:creation-date>
    <dc:date>2021-04-03T03:04:17.095964830</dc:date>
    <meta:editing-duration>PT1H23S</meta:editing-duration>
    <meta:editing-cycles>1</meta:editing-cycles>
    <meta:document-statistic meta:table-count="0" meta:image-count="0" meta:object-count="0" meta:page-count="3" meta:paragraph-count="33" meta:word-count="608" meta:character-count="4017" meta:non-whitespace-character-count="3425"/>
    <meta:generator>LibreOffice/6.0.7.3$Linux_X86_64 LibreOffice_project/00m0$Build-3</meta:generator>
  </office:meta>
</office:document-meta>
</file>